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BeanDefinitions( AnnotationMetadata importingClassMetadata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erBeanDefinitions( AnnotationMetadata importingClassMetadata , BeanDefinitionRegistry registry , BeanNameGenerator importBeanName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